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3.51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T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registro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REGISTRO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 office:value-type="string" calcext:value-type="string">
            <text:p>logcrypt.php</text:p>
          </table:table-cell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GPT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logcrypt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<text:a xlink:href="https://1-s.es/iabots/chatgpt/" xlink:type="simple">https://1-s.es/iabots/chatgpt/</text:a></text:span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LOGCRYPT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php</text:p>
          </table:table-cell>
          <table:table-cell/>
        </table:table-row>
        <table:table-row table:style-name="ro1">
          <table:table-cell office:value-type="string" calcext:value-type="string">
            <text:p>./..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ia.1-s@1wise.es" xlink:type="simple">ia.1-s@1wise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mailto:henri@sirkia.es" xlink:type="simple">henri@sirkia.es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Mail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<text:a xlink:href="https://1-s.es/iabots/chatgpt/" xlink:type="simple">https://1-s.es/iabots/chatgpt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/>
        </table:table-row>
        <table:table-row table:style-name="ro1">
          <table:table-cell office:value-type="string" calcext:value-type="string">
            <text:p>SMS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GPT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6:41:49.913162522</meta:creation-date>
    <dc:date>2023-05-02T06:47:57.307354029</dc:date>
    <meta:editing-duration>PT3M11S</meta:editing-duration>
    <meta:editing-cycles>4</meta:editing-cycles>
    <meta:generator>LibreOffice/7.4.5.1$Linux_X86_64 LibreOffice_project/40$Build-1</meta:generator>
    <meta:document-statistic meta:table-count="1" meta:cell-count="106" meta:object-count="0"/>
  </office:meta>
</office:document-meta>
</file>